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736292EE1E3AE40475.png" manifest:media-type="image/png"/>
  <manifest:file-entry manifest:full-path="Pictures/100002010000006E000000732750620B13A2CC43.png" manifest:media-type="image/png"/>
  <manifest:file-entry manifest:full-path="Pictures/10000201000000730000007342DF8AD8066D6C6D.png" manifest:media-type="image/png"/>
  <manifest:file-entry manifest:full-path="Pictures/100002010000007300000073D9A54031A48E83E9.png" manifest:media-type="image/png"/>
  <manifest:file-entry manifest:full-path="Pictures/10000201000000A200000073F1CECF3F9C30F7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0.55cm" fo:min-width="23.3cm"/>
    </style:style>
    <style:style style:name="gr2" style:family="graphic" style:parent-style-name="standard">
      <style:graphic-properties svg:stroke-color="#ff0000" draw:fill="none" draw:opacity="0%" draw:textarea-horizontal-align="justify" draw:textarea-vertical-align="middle" draw:auto-grow-height="false" fo:min-height="1.73cm" fo:min-width="1.48cm"/>
    </style:style>
    <style:style style:name="gr3" style:family="graphic" style:parent-style-name="standard">
      <style:graphic-properties draw:stroke="dash" draw:stroke-dash="Long_20_Dash" svg:stroke-color="#000000" draw:fill="none" draw:opacity="0%" draw:textarea-horizontal-align="justify" draw:textarea-vertical-align="middle" draw:auto-grow-height="false" fo:min-height="2.226cm" fo:min-width="1.976cm"/>
    </style:style>
    <style:style style:name="gr4" style:family="graphic" style:parent-style-name="standard">
      <style:graphic-properties draw:stroke="dash" draw:stroke-dash="Ultrafine_20_Dotted_20__28_var_29_" svg:stroke-color="#000000" draw:fill="none" draw:opacity="0%" draw:textarea-horizontal-align="justify" draw:textarea-vertical-align="middle" draw:auto-grow-height="false" fo:min-height="0cm" fo:min-width="0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318cm" svg:stroke-color="#000000" draw:marker-start-width="0.676cm" draw:marker-end-width="0.676cm" draw:fill="none" draw:textarea-horizontal-align="justify" draw:textarea-vertical-align="middle" draw:auto-grow-height="false" fo:min-height="8.174cm" fo:min-width="4.724cm" fo:padding-top="0.283cm" fo:padding-bottom="0.283cm" fo:padding-left="0.408cm" fo:padding-right="0.408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10.55cm" fo:min-width="14.1cm"/>
    </style:style>
    <style:style style:name="gr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0.05cm" fo:min-width="5.685cm"/>
    </style:style>
    <style:style style:name="gr9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0.05cm" fo:min-width="9.136cm"/>
    </style:style>
    <style:style style:name="gr10" style:family="graphic" style:parent-style-name="standard">
      <style:graphic-properties svg:stroke-color="#ff0000" draw:fill="none" draw:opacity="0%" draw:textarea-horizontal-align="justify" draw:textarea-vertical-align="middle" draw:auto-grow-height="false" fo:min-height="1.448cm" fo:min-width="1.198cm"/>
    </style:style>
    <style:style style:name="gr11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85cm" fo:min-width="2.1cm"/>
    </style:style>
    <style:style style:name="gr12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000000" draw:textarea-horizontal-align="justify" draw:textarea-vertical-align="middle" draw:auto-grow-height="false" fo:min-height="0.818cm" fo:min-width="1.86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000000" draw:textarea-horizontal-align="justify" draw:textarea-vertical-align="middle" draw:auto-grow-height="false" fo:min-height="0.33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ffffff" draw:textarea-horizontal-align="justify" draw:textarea-vertical-align="middle" draw:auto-grow-height="false" fo:min-height="0.332cm" fo:min-width="1.382cm" fo:padding-top="0.134cm" fo:padding-bottom="0.134cm" fo:padding-left="0.259cm" fo:padding-right="0.259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0.05cm" fo:min-width="1.254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14.15cm" fo:min-width="23cm"/>
    </style:style>
    <style:style style:name="gr1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3.994cm" fo:min-width="3.74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8cm" svg:height="10.8cm" svg:x="1cm" svg:y="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2.8cm" svg:height="2.8cm" svg:x="2.8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svg:x="2.5cm" svg:y="5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3cm" svg:height="0.3cm" svg:x="4.1cm" svg:y="7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2.8cm" svg:height="2.8cm" svg:x="7.18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svg:x="6.83cm" svg:y="5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3cm" svg:height="0.3cm" svg:x="8.43cm" svg:y="7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2.8cm" svg:height="2.8cm" svg:x="11.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svg:x="11.15cm" svg:y="5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3cm" svg:height="0.3cm" svg:x="12.75cm" svg:y="7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2.8cm" svg:height="2.8cm" svg:x="15.83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svg:x="15.48cm" svg:y="5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3cm" svg:height="0.3cm" svg:x="17.08cm" svg:y="7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2" draw:layer="layout" svg:width="2.8cm" svg:height="2.8cm" svg:x="20.1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3.5cm" svg:height="3.5cm" svg:x="19.8cm" svg:y="5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3cm" svg:height="0.3cm" svg:x="21.4cm" svg:y="7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5" draw:text-style-name="P3" draw:layer="layout" svg:width="2.14cm" svg:height="1.5cm" svg:x="11.83cm" svg:y="9.514cm">
            <draw:image xlink:href="Pictures/10000201000000A200000073F1CECF3F9C30F711.png" xlink:type="simple" xlink:show="embed" xlink:actuate="onLoad" draw:mime-type="image/png">
              <text:p/>
            </draw:image>
          </draw:frame>
          <draw:frame draw:style-name="gr5" draw:text-style-name="P3" draw:layer="layout" svg:width="1.5cm" svg:height="1.5cm" svg:x="20.8cm" svg:y="9.514cm">
            <draw:image xlink:href="Pictures/100002010000007300000073D9A54031A48E83E9.png" xlink:type="simple" xlink:show="embed" xlink:actuate="onLoad" draw:mime-type="image/png">
              <text:p/>
            </draw:image>
          </draw:frame>
          <draw:frame draw:style-name="gr5" draw:text-style-name="P3" draw:layer="layout" svg:width="1.5cm" svg:height="1.5cm" svg:x="3.5cm" svg:y="9.514cm">
            <draw:image xlink:href="Pictures/10000201000000730000007342DF8AD8066D6C6D.png" xlink:type="simple" xlink:show="embed" xlink:actuate="onLoad" draw:mime-type="image/png">
              <text:p/>
            </draw:image>
          </draw:frame>
          <draw:frame draw:style-name="gr5" draw:text-style-name="P3" draw:layer="layout" svg:width="1.43cm" svg:height="1.5cm" svg:x="16.515cm" svg:y="9.514cm">
            <draw:image xlink:href="Pictures/100002010000006E000000732750620B13A2CC43.png" xlink:type="simple" xlink:show="embed" xlink:actuate="onLoad" draw:mime-type="image/png">
              <text:p/>
            </draw:image>
          </draw:frame>
          <draw:frame draw:style-name="gr5" draw:text-style-name="P3" draw:layer="layout" svg:width="1.43cm" svg:height="1.5cm" svg:x="7.865cm" svg:y="9.514cm">
            <draw:image xlink:href="Pictures/100002010000006E000000736292EE1E3AE40475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Standard">
        <draw:custom-shape draw:style-name="gr6" draw:text-style-name="P3" draw:layer="layout" svg:width="5.4cm" svg:height="8.6cm" svg:x="5.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6cm" svg:height="10.8cm" draw:transform="rotate (1.5707963267949) translate (1cm 1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6.185cm" svg:height="0.3cm" svg:x="5.06cm" svg:y="8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.636cm" svg:height="0.3cm" draw:transform="rotate (1.5707963267949) translate (8.05cm 13.1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7" draw:text-style-name="P1" draw:layer="layout" svg:width="14.6cm" svg:height="10.8cm" draw:transform="rotate (1.5707963267949) translate (1cm 1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2.8cm" svg:height="2.8cm" svg:x="2.55cm" svg:y="2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3.5cm" svg:height="3.5cm" svg:x="2.2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cm" svg:height="0.3cm" svg:x="3.8cm" svg:y="4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2.4cm" svg:height="2.4cm" svg:x="2.75cm" svg:y="1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3cm" svg:height="0.3cm" svg:x="3.8cm" svg:y="12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2.6cm" svg:height="3.1cm" svg:x="2.65cm" svg:y="11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layout" svg:width="2.38cm" svg:height="1.086cm" svg:x="2.659cm" svg:y="9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194cm" svg:height="0.598cm" svg:x="5.047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1.9cm" svg:height="0.6cm" svg:x="2.899cm" svg:y="1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15cm" svg:height="0.15cm" svg:x="3.083cm" svg:y="10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15cm" svg:height="0.15cm" svg:x="3.546cm" svg:y="10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15cm" svg:height="0.15cm" svg:x="4.009cm" svg:y="10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15cm" svg:height="0.15cm" svg:x="4.469cm" svg:y="10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3" draw:layer="layout" svg:width="1.754cm" svg:height="0.3cm" draw:transform="rotate (1.5707963267949) translate (3.8cm 11.18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7" draw:text-style-name="P1" draw:layer="layout" svg:width="23.5cm" svg:height="14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cm" svg:height="6cm" svg:x="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6cm" svg:height="6cm" svg:x="15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3" draw:layer="layout" svg:width="0.6cm" svg:height="0.6cm" svg:x="3.7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3.95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9.7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9.95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4.701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4.951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5.701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5.951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6.702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6.952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7.702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7.952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8.703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8.953cm" svg:y="1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9.201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9.451cm" svg:y="1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4.202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4.452cm" svg:y="1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5.202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5.452cm" svg:y="1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6.203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6.453cm" svg:y="1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7.203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7.453cm" svg:y="1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8.204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8.454cm" svg:y="1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8.702cm" svg:y="10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8.952cm" svg:y="10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4.703cm" svg:y="10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4.953cm" svg:y="10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5.704cm" svg:y="10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5.954cm" svg:y="10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6.704cm" svg:y="10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6.954cm" svg:y="10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7.705cm" svg:y="10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7.955cm" svg:y="10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8.203cm" svg:y="9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8.453cm" svg:y="10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5.205cm" svg:y="9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5.455cm" svg:y="10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6.205cm" svg:y="9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6.455cm" svg:y="10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7.206cm" svg:y="9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7.456cm" svg:y="10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7.704cm" svg:y="9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7.954cm" svg:y="9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5.706cm" svg:y="9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5.956cm" svg:y="9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6.707cm" svg:y="9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6.957cm" svg:y="9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4.792cm 12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4.542cm 12.6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9.792cm 12.9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9.544cm 12.6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8.794cm 12.9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8.543cm 12.6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7.793cm 12.9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7.541cm 12.6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6.794cm 12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6.543cm 12.6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5.789cm 12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5.542cm 12.6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5.292cm 13.5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5.043cm 13.2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9.292cm 13.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9.042cm 13.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8.29cm 13.5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8.04cm 13.2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7.29cm 13.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7.04cm 13.2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6.288cm 13.5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6.041cm 13.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5.792cm 14.1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5.542cm 13.8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8.789cm 14.1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8.541cm 13.8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7.789cm 14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7.54cm 13.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6.788cm 14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6.537cm 13.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6.289cm 14.7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6.041cm 14.4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8.288cm 14.7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8.039cm 14.4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7.287cm 14.7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7.04cm 14.4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5.201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5.451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21.201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21.451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6.202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6.452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7.202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7.452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8.203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8.453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9.203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9.453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20.204cm" svg:y="11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20.454cm" svg:y="11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20.702cm" svg:y="1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20.952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5.703cm" svg:y="1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5.953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6.703cm" svg:y="1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6.953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7.704cm" svg:y="1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7.954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8.704cm" svg:y="1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8.954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9.705cm" svg:y="1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9.955cm" svg:y="11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20.203cm" svg:y="10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20.453cm" svg:y="10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6.204cm" svg:y="10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6.454cm" svg:y="10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7.205cm" svg:y="10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7.455cm" svg:y="10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8.205cm" svg:y="10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8.455cm" svg:y="10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9.206cm" svg:y="10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9.456cm" svg:y="10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9.704cm" svg:y="9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9.954cm" svg:y="10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6.706cm" svg:y="9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6.956cm" svg:y="10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7.706cm" svg:y="9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7.956cm" svg:y="10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8.707cm" svg:y="9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8.957cm" svg:y="10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9.205cm" svg:y="9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9.455cm" svg:y="9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7.207cm" svg:y="9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7.457cm" svg:y="9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svg:x="18.208cm" svg:y="9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svg:x="18.458cm" svg:y="9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6.293cm 12.9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6.043cm 12.6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21.293cm 12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21.045cm 12.6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20.295cm 12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20.044cm 12.6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9.294cm 12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9.042cm 12.6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8.295cm 12.9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8.044cm 12.6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7.29cm 12.9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7.043cm 12.6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6.793cm 13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6.544cm 13.2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20.793cm 13.5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20.543cm 13.2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9.791cm 13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9.541cm 13.2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8.791cm 13.5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8.541cm 13.2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7.789cm 13.5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7.542cm 13.2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7.293cm 14.1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7.043cm 13.8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20.29cm 14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20.042cm 13.8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9.29cm 14.1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9.041cm 13.8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8.289cm 14.1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8.038cm 13.8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7.79cm 14.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7.542cm 14.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9.789cm 14.7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9.54cm 14.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3" draw:layer="layout" svg:width="0.6cm" svg:height="0.6cm" draw:transform="rotate (-3.14159265358979) translate (18.788cm 14.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1cm" svg:height="0.1cm" draw:transform="rotate (-3.14159265358979) translate (18.541cm 14.4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2T16:04:22.390522245</meta:creation-date>
    <dc:date>2020-12-14T16:18:31.799708268</dc:date>
    <meta:editing-duration>PT6H43M40S</meta:editing-duration>
    <meta:editing-cycles>12</meta:editing-cycles>
    <meta:generator>LibreOffice/7.0.3.1$Linux_X86_64 LibreOffice_project/00$Build-1</meta:generator>
    <meta:print-date>2020-12-14T14:15:13.083539047</meta:print-date>
    <meta:document-statistic meta:object-count="311"/>
  </office:meta>
</office:document-meta>
</file>